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c537" officeooo:paragraph-rsid="0014c537"/>
    </style:style>
    <style:style style:name="P2" style:family="paragraph" style:parent-style-name="Standard">
      <style:paragraph-properties fo:text-align="center" style:justify-single-word="false"/>
      <style:text-properties officeooo:rsid="0014c537" officeooo:paragraph-rsid="0014c537"/>
    </style:style>
    <style:style style:name="P3" style:family="paragraph" style:parent-style-name="Standard" style:list-style-name="L3">
      <style:text-properties officeooo:rsid="0014c537" officeooo:paragraph-rsid="0014c537"/>
    </style:style>
    <style:style style:name="P4" style:family="paragraph" style:parent-style-name="Standard" style:list-style-name="L3">
      <style:text-properties officeooo:paragraph-rsid="0014c537"/>
    </style:style>
    <style:style style:name="P5" style:family="paragraph" style:parent-style-name="Standard">
      <style:text-properties officeooo:rsid="0015aaba" officeooo:paragraph-rsid="0015aaba"/>
    </style:style>
    <style:style style:name="P6" style:family="paragraph" style:parent-style-name="Standard">
      <style:text-properties officeooo:rsid="00179dd2" officeooo:paragraph-rsid="00179dd2"/>
    </style:style>
    <style:style style:name="T1" style:family="text">
      <style:text-properties officeooo:rsid="0014c537"/>
    </style:style>
    <style:style style:name="T2" style:family="text">
      <style:text-properties officeooo:rsid="0015aaba"/>
    </style:style>
    <style:style style:name="T3" style:family="text">
      <style:text-properties officeooo:rsid="00179d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de angularJs conectando con API utilizando metodos GET – POST</text:p>
      <text:p text:style-name="P1"/>
      <text:list xml:id="list6845378197256804082" text:style-name="L3">
        <text:list-item>
          <text:p text:style-name="P4"><text:span text:style-name="T1">index.html</text:span></text:p>
        </text:list-item>
        <text:list-item>
          <text:p text:style-name="P3">login.html</text:p>
        </text:list-item>
        <text:list-item>
          <text:p text:style-name="P3">estado.html</text:p>
        </text:list-item>
        <text:list-item>
          <text:p text:style-name="P3">mensaje.html</text:p>
        </text:list-item>
        <text:list-item>
          <text:p text:style-name="P3">login.js</text:p>
        </text:list-item>
      </text:list>
      <text:p text:style-name="P1"/>
      <text:p text:style-name="P1">1. Index.html</text:p>
      <text:p text:style-name="P1">se procedio a crear un template de incio con la utilizacion de angularJs <text:span text:style-name="T2">y los paquetes necesarios para que todo dentro de la aplicacion funcione con normalidad ademas de eso se declaro el ng-view para que nuestra web sea mas dinamica.</text:span></text:p>
      <text:p text:style-name="P1"/>
      <text:p text:style-name="P5">2.Login.html</text:p>
      <text:p text:style-name="P5">en este template se procedio a crear un formulario de logeo donde el usuario debera ingresar su usuario y contraseña para poder tener acceso a su informacion en la API de Vime. Se le insertaron 2 botones una para hacer el login y el otro para poder limpiar pantalla.</text:p>
      <text:p text:style-name="P5">Ademas de eso se le agrago una caracteristica de angularJs a el boton de logeo llamada ng-disabled con el cual dejaremos desabilitado el boton hasta que el usuario no ingrese los datos necesarios para realizar el logeo. <text:span text:style-name="T3">este</text:span> boton de logeo se inserto dentro de un ng-controler llamado appcontroller.</text:p>
      <text:p text:style-name="P6">Despues de esto se inserto un listado con los datos que despues de la conexion con nuestra api nos debera mostrar enfrente de cada uno.</text:p>
      <text:p text:style-name="P6"/>
      <text:p text:style-name="P6">3. Estado.html</text:p>
      <text:p text:style-name="P6"/>
      <text:p text:style-name="P6">4. Mensaje.html</text:p>
      <text:p text:style-name="P6"/>
      <text:p text:style-name="P6">5.Login.js</text:p>
      <text:p text:style-name="P6">este archivo trae toda la funcinalidad de nuestra aplicacion como las rutas para la conexion con los demas templates utilizando la herramiente ng-view y declarando el ngRoute el cual nos ayudara a definir las rutas para que sin necesidad de cargar otra pestaña nos pueda abrir nuestros templates.</text:p>
      <text:p text:style-name="P6">Se declaro el controlador y se utilizo la herramienta $htpp para poder realizar nuestra conexion con la api y traer asi los datos con el Json haciendo uso para ello del metodo PO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_castaño </meta:initial-creator>
    <meta:creation-date>2014-04-04T15:30:03.614747065</meta:creation-date>
    <dc:date>2014-04-04T16:10:52.419908078</dc:date>
    <dc:creator>freddy_castaño </dc:creator>
    <meta:editing-duration>PT10M7S</meta:editing-duration>
    <meta:editing-cycles>1</meta:editing-cycles>
    <meta:document-statistic meta:table-count="0" meta:image-count="0" meta:object-count="0" meta:page-count="1" meta:paragraph-count="17" meta:word-count="273" meta:character-count="1607" meta:non-whitespace-character-count="1354"/>
    <meta:generator>LibreOffice/4.1.3.2$Linux_X86_64 LibreOffice_project/410m0$Build-2</meta:generator>
  </office:meta>
</office:document-meta>
</file>